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bcee" officeooo:paragraph-rsid="0004bcee"/>
    </style:style>
    <style:style style:name="P2" style:family="paragraph" style:parent-style-name="Standard">
      <style:paragraph-properties fo:text-align="start" style:justify-single-word="false"/>
      <style:text-properties officeooo:rsid="0004bcee" officeooo:paragraph-rsid="0004bcee"/>
    </style:style>
    <style:style style:name="P3" style:family="paragraph" style:parent-style-name="Standard">
      <style:paragraph-properties fo:text-align="start" style:justify-single-word="false"/>
      <style:text-properties officeooo:rsid="000577e9" officeooo:paragraph-rsid="000577e9"/>
    </style:style>
    <style:style style:name="P4" style:family="paragraph" style:parent-style-name="Standard">
      <style:paragraph-properties fo:text-align="start" style:justify-single-word="false"/>
      <style:text-properties officeooo:rsid="0005ffd4" officeooo:paragraph-rsid="0005ffd4"/>
    </style:style>
    <style:style style:name="P5" style:family="paragraph" style:parent-style-name="Standard">
      <style:paragraph-properties fo:text-align="start" style:justify-single-word="false"/>
      <style:text-properties officeooo:rsid="000838c7" officeooo:paragraph-rsid="000838c7"/>
    </style:style>
    <style:style style:name="P6" style:family="paragraph" style:parent-style-name="Standard">
      <style:paragraph-properties fo:text-align="start" style:justify-single-word="false"/>
      <style:text-properties officeooo:rsid="0009af2c" officeooo:paragraph-rsid="0009af2c"/>
    </style:style>
    <style:style style:name="P7" style:family="paragraph" style:parent-style-name="Standard">
      <style:paragraph-properties fo:text-align="start" style:justify-single-word="false"/>
      <style:text-properties officeooo:rsid="000a896a" officeooo:paragraph-rsid="000a896a"/>
    </style:style>
    <style:style style:name="P8" style:family="paragraph" style:parent-style-name="Standard">
      <style:paragraph-properties fo:text-align="start" style:justify-single-word="false"/>
      <style:text-properties officeooo:paragraph-rsid="000a896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4bcee" officeooo:paragraph-rsid="0004bce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577e9" officeooo:paragraph-rsid="000577e9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05ffd4" officeooo:paragraph-rsid="0005ffd4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0838c7" officeooo:paragraph-rsid="000838c7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09af2c" officeooo:paragraph-rsid="0009af2c"/>
    </style:style>
    <style:style style:name="P14" style:family="paragraph" style:parent-style-name="Standard" style:list-style-name="L5">
      <style:paragraph-properties fo:text-align="start" style:justify-single-word="false"/>
      <style:text-properties officeooo:rsid="000a896a" officeooo:paragraph-rsid="000a896a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0a896a" officeooo:paragraph-rsid="000a896a"/>
    </style:style>
    <style:style style:name="P16" style:family="paragraph" style:parent-style-name="Standard" style:list-style-name="L7">
      <style:paragraph-properties fo:text-align="start" style:justify-single-word="false"/>
      <style:text-properties officeooo:rsid="000a896a" officeooo:paragraph-rsid="000a896a"/>
    </style:style>
    <style:style style:name="P17" style:family="paragraph" style:parent-style-name="Standard">
      <style:paragraph-properties fo:text-align="start" style:justify-single-word="false"/>
      <style:text-properties officeooo:rsid="000a896a" officeooo:paragraph-rsid="000a896a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Design</text:p>
      <text:p text:style-name="P2"/>
      <text:p text:style-name="P2">1. Typography</text:p>
      <text:p text:style-name="P2"/>
      <text:list xml:id="list3963014401" text:style-name="L1">
        <text:list-item>
          <text:p text:style-name="P9">Use font size between 15 to 25 px for body</text:p>
        </text:list-item>
        <text:list-item>
          <text:p text:style-name="P9">Use big font-size for headings no limit (bigger the headline decrease the font weight)</text:p>
        </text:list-item>
        <text:list-item>
          <text:p text:style-name="P9">Use line spacing between 120 to 150 px</text:p>
        </text:list-item>
        <text:list-item>
          <text:p text:style-name="P10">45 to 90 characters per line</text:p>
        </text:list-item>
        <text:list-item>
          <text:p text:style-name="P10">Use good fonts (Type- serif &amp; san-serif [flat] )</text:p>
        </text:list-item>
      </text:list>
      <text:p text:style-name="P3"/>
      <text:p text:style-name="P3"><text:tab/> <text:s text:c="4"/>Google fonts</text:p>
      <text:p text:style-name="P2"/>
      <text:p text:style-name="P2">2. Color</text:p>
      <text:p text:style-name="P2"/>
      <text:list xml:id="list686252724" text:style-name="L2">
        <text:list-item>
          <text:p text:style-name="P11">Use only single base color</text:p>
        </text:list-item>
        <text:list-item>
          <text:p text:style-name="P11">Use color wheel tool if you want to use more colors for color combination. <text:s text:c="7"/><text:span text:style-name="T1">Color contrast can be used to draw attention to element.</text:span></text:p>
        </text:list-item>
        <text:list-item>
          <text:p text:style-name="P11">Use color to draw attention</text:p>
        </text:list-item>
        <text:list-item>
          <text:p text:style-name="P11">Never use black in your design</text:p>
        </text:list-item>
        <text:list-item>
          <text:p text:style-name="P11">Choose color wisely by their meaning</text:p>
        </text:list-item>
      </text:list>
      <text:p text:style-name="P4"/>
      <text:p text:style-name="P5">3. Images</text:p>
      <text:p text:style-name="P5"/>
      <text:list xml:id="list1392044477" text:style-name="L3">
        <text:list-item>
          <text:p text:style-name="P12">Put text directly on the image</text:p>
        </text:list-item>
        <text:list-item>
          <text:p text:style-name="P12">Overlay the image with color</text:p>
        </text:list-item>
        <text:list-item>
          <text:p text:style-name="P12">Put text in box with opacity</text:p>
        </text:list-item>
        <text:list-item>
          <text:p text:style-name="P12">Blur the image / shift focus of image</text:p>
        </text:list-item>
        <text:list-item>
          <text:p text:style-name="P12">The floor fade (image fading at bottom where text is put)</text:p>
        </text:list-item>
      </text:list>
      <text:p text:style-name="P5"/>
      <text:p text:style-name="P5"/>
      <text:p text:style-name="P6">4. Icons</text:p>
      <text:p text:style-name="P6"><text:tab/></text:p>
      <text:list xml:id="list3665277166" text:style-name="L4">
        <text:list-item>
          <text:p text:style-name="P13">Use icons to show features / steps</text:p>
        </text:list-item>
        <text:list-item>
          <text:p text:style-name="P13">Use icons for actions and links</text:p>
        </text:list-item>
        <text:list-item>
          <text:p text:style-name="P13">Icons should not take center stage it should play supporting role</text:p>
        </text:list-item>
        <text:list-item>
          <text:p text:style-name="P13">Use Vector icon fonts whenver possioble for scaling for every screen resolution</text:p>
        </text:list-item>
      </text:list>
      <text:p text:style-name="P6"/>
      <text:p text:style-name="P7">5. Whitespace , Layout</text:p>
      <text:p text:style-name="P7"/>
      <text:list xml:id="list3379313559" text:style-name="L5">
        <text:list-item>
          <text:p text:style-name="P14">Use Whitespace</text:p>
        </text:list-item>
      </text:list>
      <text:list xml:id="list435771416" text:style-name="L6">
        <text:list-item>
          <text:list>
            <text:list-item>
              <text:p text:style-name="P15">Put whitespace between your elements</text:p>
            </text:list-item>
            <text:list-item>
              <text:p text:style-name="P15">Put whitespace btween your group of elements</text:p>
            </text:list-item>
            <text:list-item>
              <text:p text:style-name="P15">Put whitespace between websites section</text:p>
            </text:list-item>
            <text:list-item>
              <text:p text:style-name="P15">don’t exaggerate</text:p>
            </text:list-item>
          </text:list>
        </text:list-item>
      </text:list>
      <text:p text:style-name="P7"/>
      <text:p text:style-name="P8"><text:tab/> <text:s text:c="5"/>2. <text:s/>Define Hierarchy</text:p>
      <text:list xml:id="list3606870842" text:style-name="L7">
        <text:list-item>
          <text:p text:style-name="P16">Define where you want your audience to look first</text:p>
        </text:list-item>
        <text:list-item>
          <text:p text:style-name="P16">Establish a flow corresponds to your content’s message</text:p>
        </text:list-item>
        <text:list-item>
          <text:p text:style-name="P16">Use whitespace to build flow</text:p>
        </text:list-item>
      </text:list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2:04:27.763578839</meta:creation-date>
    <meta:generator>LibreOffice/6.0.6.2$Linux_X86_64 LibreOffice_project/00m0$Build-2</meta:generator>
    <dc:date>2019-01-11T12:56:16.792425533</dc:date>
    <meta:editing-duration>PT38M58S</meta:editing-duration>
    <meta:editing-cycles>3</meta:editing-cycles>
    <meta:document-statistic meta:table-count="0" meta:image-count="0" meta:object-count="0" meta:page-count="2" meta:paragraph-count="36" meta:word-count="254" meta:character-count="1331" meta:non-whitespace-character-count="1117"/>
  </office:meta>
</office:document-meta>
</file>